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weight="normal"/>
    </style:style>
    <style:style style:name="P6" style:family="paragraph" style:parent-style-name="Text_20_body" style:list-style-name="L1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/>
    </style:style>
    <style:style style:name="P7" style:family="paragraph" style:parent-style-name="Text_20_body" style:list-style-name="L3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/>
    </style:style>
    <style:style style:name="P8" style:family="paragraph" style:parent-style-name="Text_20_body" style:list-style-name="L2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3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4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5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variant="normal" fo:text-transform="none" fo:color="#000000" style:font-name="Arial" fo:font-size="10.5pt" fo:font-style="normal" style:text-underline-style="solid" style:text-underline-width="auto" style:text-underline-color="font-color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docs-internal-guid-8f61cff6-d53d-ba50-a51a-30963111e087"/><text:span text:style-name="T5">RF01</text:span>: Disponibilizar o cardápio do estabelecimento com seus produtos e preços.</text:p>
      <text:p text:style-name="Text_20_body"/>
      <text:p text:style-name="P12">Quando o cliente clicar em INICIAR, deve mostrar uma tela com o cardápio/menu, com todos os produtos, organizados por categoria e subcategoria O produto deve conter os detalhes como: descrição, um preço e os ingredientes da composição, bem como se fosse um cardápio físico, mas com funcionalidades para adicionar o produto ao pedido.</text:p>
      <text:p text:style-name="Text_20_body"/>
      <text:p text:style-name="P5"><text:span text:style-name="T2">RF02:</text:span><text:span text:style-name="T4"> </text:span><text:span text:style-name="T3">Cadastro e manutenção de usuários/mesas clientes e usuários administradores.</text:span></text:p>
      <text:p text:style-name="P3">Criar telas basicas de cadastros de: </text:p>
      <text:p text:style-name="P1">Usuário/mesa/cliente: </text:p>
      <text:p text:style-name="P3">com os campos: Nome, Usuário, Senha, Saldo, CPF/CNPJ, E-mail, Tipo, Endereço(FK para a tabela Endereço)</text:p>
      <text:p text:style-name="P1">Endereço:</text:p>
      <text:p text:style-name="P3">com os campos: Cidade(FK para tabela cidade), Bairro, Rua, Numero, Complemento</text:p>
      <text:p text:style-name="P1">Cidade:</text:p>
      <text:p text:style-name="P3">com os campos: Cidade, Estado.</text:p>
      <text:p text:style-name="Text_20_body"/>
      <text:p text:style-name="P5"><text:span text:style-name="T2">RF03:</text:span><text:span text:style-name="T4"> </text:span><text:span text:style-name="T3">Cadastro de produtos com suas informações de categorias, e que apenas o usuário administrador consiga criar/editar:</text:span></text:p>
      <text:p text:style-name="Text_20_body"/>
      <text:p text:style-name="P1">Produto:</text:p>
      <text:p text:style-name="P3">Campos: Descrição, Ingredientes, Ativo, Preço, Categoria.</text:p>
      <text:p text:style-name="P1">Categoria:</text:p>
      <text:p text:style-name="P3">Campos: Descrição, Tipo</text:p>
      <text:p text:style-name="Text_20_body"><text:line-break/></text:p>
      <text:p text:style-name="P2"/>
      <text:p text:style-name="P2"/>
      <text:p text:style-name="P2"><text:bookmark text:name="docs-internal-guid-494b5dae-d53d-7551-7d4b-94fabe81e4fc"/>RF05:</text:p>
      <text:list xml:id="list816312161917518859" text:style-name="L1">
        <text:list-item>
          <text:p text:style-name="P6"><text:span text:style-name="T1">Criação de uma estrutura para armazenar objetos do tipo PEDIDO em FILA onde cada pedido na fila consta seu ID, MESA e o STATUS. </text:span></text:p>
        </text:list-item>
      </text:list>
      <text:list xml:id="list4750578885008970720" text:style-name="L2">
        <text:list-item>
          <text:p text:style-name="P8">Criar Tela para visualização da fila de pedidos cadastrados.</text:p>
        </text:list-item>
      </text:list>
      <text:p text:style-name="Text_20_body"/>
      <text:p text:style-name="P2">RF06:</text:p>
      <text:p text:style-name="Text_20_body"/>
      <text:list xml:id="list1683389744370628069" text:style-name="L3">
        <text:list-item>
          <text:p text:style-name="P7"><text:span text:style-name="T1">Criação de Tela para visualizar mesas disponíveis através do campo STATUS. </text:span></text:p>
        </text:list-item>
        <text:list-item>
          <text:p text:style-name="P9">Implementar atualização da disponibilidade de mesas via STATUS</text:p>
        </text:list-item>
      </text:list>
      <text:p text:style-name="Text_20_body"/>
      <text:p text:style-name="Text_20_body"/>
      <text:p text:style-name="P2"><text:soft-page-break/>RF07:</text:p>
      <text:list xml:id="list8998856947288987012" text:style-name="L4">
        <text:list-item>
          <text:p text:style-name="P10">Gerar nova comanda  vinculada ao Usuário e nova lista de pedidos, essa vinculada a comanda, ao clicar no botão INICIAR ATENDIMENTO. </text:p>
        </text:list-item>
      </text:list>
      <text:p text:style-name="Text_20_body"/>
      <text:p text:style-name="P2">RF08:</text:p>
      <text:p text:style-name="Text_20_body"/>
      <text:list xml:id="list4444256789793718091" text:style-name="L5">
        <text:list-item>
          <text:p text:style-name="P11">Implementar restrição de acesso de ADMINISTRADOR / CLIENTE onde apenas o usuário ADMINISTRADOR pode efetuar cadastro de Produto e Mesa, além de inserção de crédito a um usuário cliente.</text:p>
        </text:list-item>
        <text:list-item>
          <text:p text:style-name="P11">O usuário tipo Cliente pode acessar apenas o cadastro de usuário cliente, efetuar um novo pedido, acompanhar um pedido feito/solicitar cancelamento  e a tela de acompanhamento da fila de pedido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19:14:06.354492601</meta:creation-date>
    <dc:date>2015-06-08T19:15:37.869549516</dc:date>
    <meta:editing-duration>P0D</meta:editing-duration>
    <meta:editing-cycles>1</meta:editing-cycles>
    <meta:document-statistic meta:table-count="0" meta:image-count="0" meta:object-count="0" meta:page-count="2" meta:paragraph-count="27" meta:word-count="285" meta:character-count="1863" meta:non-whitespace-character-count="1603"/>
    <meta:generator>LibreOffice/4.2.8.2$Linux_X86_64 LibreOffice_project/420m0$Build-2</meta:generator>
  </office:meta>
</office:document-meta>
</file>